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20000006C618891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857cm" fo:min-width="2.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2.1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SSL Checker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Ultimate tool to detect </text:p>
            <text:p text:style-name="P1">fishing pages </text:p>
            <text:p text:style-name="P1">and SSL Encryption</text:p>
          </draw:text-box>
        </draw:frame>
        <draw:custom-shape draw:style-name="gr1" draw:text-style-name="P3" draw:layer="layout" svg:width="2.6cm" svg:height="2.107cm" svg:x="24.4cm" svg:y="17.0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wer of Co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ading entered URL</text:p>
              </text:list-item>
              <text:list-item>
                <text:p>Checking with Google</text:p>
              </text:list-item>
              <text:list-item>
                <text:p>Run SSL Verification</text:p>
                <text:p><text:span text:style-name="T1"/></text:p>
                <text:p><text:span text:style-name="T1"><text:s text:c="12"/></text:span><text:span text:style-name="T1">Warning Message</text:span></text:p>
                <text:p><text:span text:style-name="T1"/></text:p>
                <text:p><text:span text:style-name="T1"/></text:p>
              </text:list-item>
            </text:list>
          </draw:text-box>
        </draw:frame>
        <draw:custom-shape draw:style-name="gr3" draw:text-style-name="P4" draw:layer="layout" svg:width="3cm" svg:height="1.4cm" svg:x="2.4cm" svg:y="11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west Plugin Technique for Firefox</text:p>
                <text:list>
                  <text:list-item>
                    <text:p>WebExtension</text:p>
                  </text:list-item>
                  <text:list-item>
                    <text:p>Firefox changed the Add-On Technique to be conform with Chrome</text:p>
                  </text:list-item>
                </text:list>
              </text:list-item>
              <text:list-item>
                <text:p>Standard SSL Requests</text:p>
                <text:list>
                  <text:list-item>
                    <text:p>The SSL Requests based on new XMLHttpRequest object</text:p>
                  </text:list-item>
                </text:list>
              </text:list-item>
              <text:list-item>
                <text:p>Pop-Up in new Chrome-Sty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nter URL<text:line-break/> <text:s/>www.spaskasse-münchen.de<text:line-break/></text:p>
              </text:list-item>
              <text:list-item>
                <text:p><text:s text:c="2"/>&lt;bild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rrected by <text:span text:style-name="T2">SSL Checker</text:span></text:p>
                <text:p><text:span text:style-name="T2"><text:s text:c="12"/></text:span><text:span text:style-name="T3"><text:a xlink:href="http://www.sparkasse-muenchen.de/" xlink:type="simple">www.sparkasse-muenchen.de</text:a></text:span><text:span text:style-name="T3"><text:line-break/></text:span><text:span text:style-name="T3"/></text:p>
              </text:list-item>
              <text:list-item>
                <text:p><text:span text:style-name="T3">&lt;bild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eck of Certificate from secure Issuer</text:p>
                <text:p><text:line-break/>&lt;bild fehlermeldung&gt;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re safe against Fishing-Attack</text:p>
              </text:list-item>
              <text:list-item>
                <text:p>More safe against Man-In-The-Middle-Attack</text:p>
              </text:list-item>
              <text:list-item>
                <text:p>More safe against Typos</text:p>
                <text:p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1.444cm" svg:height="1.2cm" svg:x="25cm" svg:y="17.6cm">
        <draw:image xlink:href="Pictures/10000201000000820000006C61889131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30T05:04:42.478253675</meta:creation-date>
    <dc:date>2017-04-30T05:55:30.900967456</dc:date>
    <meta:editing-duration>PT32M56S</meta:editing-duration>
    <meta:editing-cycles>5</meta:editing-cycles>
    <meta:generator>LibreOffice/4.4.6.3$Linux_X86_64 LibreOffice_project/40m0$Build-3</meta:generator>
    <meta:document-statistic meta:object-count="52"/>
  </office:meta>
</office:document-meta>
</file>